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Configurations2/" manifest:media-type="application/vnd.sun.xml.ui.configuration"/>
  <manifest:file-entry manifest:full-path="Object 3/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b4b7"/>
    </style:style>
    <style:style style:name="P2" style:family="paragraph" style:parent-style-name="Standard">
      <style:text-properties officeooo:rsid="001eb4b7" officeooo:paragraph-rsid="001eb4b7"/>
    </style:style>
    <style:style style:name="P3" style:family="paragraph" style:parent-style-name="Standard">
      <style:text-properties officeooo:rsid="00206cf7" officeooo:paragraph-rsid="00206cf7"/>
    </style:style>
    <style:style style:name="P4" style:family="paragraph" style:parent-style-name="Standard">
      <style:text-properties officeooo:rsid="001f4f09" officeooo:paragraph-rsid="001f4f09"/>
    </style:style>
    <style:style style:name="P5" style:family="paragraph" style:parent-style-name="Standard">
      <style:text-properties officeooo:rsid="001f4f09" officeooo:paragraph-rsid="002193d9"/>
    </style:style>
    <style:style style:name="P6" style:family="paragraph" style:parent-style-name="Standard">
      <style:text-properties officeooo:rsid="0007ba63" officeooo:paragraph-rsid="002193d9"/>
    </style:style>
    <style:style style:name="P7" style:family="paragraph" style:parent-style-name="Standard">
      <style:text-properties officeooo:rsid="002312f6" officeooo:paragraph-rsid="002312f6"/>
    </style:style>
    <style:style style:name="T1" style:family="text">
      <style:text-properties officeooo:rsid="001f4f09"/>
    </style:style>
    <style:style style:name="T2" style:family="text">
      <style:text-properties officeooo:rsid="002193d9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Objeto1" text:anchor-type="paragraph" svg:x="0.18cm" svg:y="0cm" svg:width="10.185cm" svg:height="0.90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to2" text:anchor-type="paragraph" svg:x="0.213cm" svg:y="0.208cm" svg:width="13.506cm" svg:height="1.35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1 – The first computer – name: “The Analytical Computer”.</text:p>
      <text:p text:style-name="P2"><text:tab/><text:tab/><text:tab/> <text:s text:c="3"/>year: started at 1833 – finished at 1991.</text:p>
      <text:p text:style-name="P2"><text:tab/><text:tab/><text:tab/> <text:s text:c="3"/>creator: Charles Babbage.</text:p>
      <text:p text:style-name="P2"/>
      <text:p text:style-name="P2">2- <text:s/>While a embedded system is designed to performe a specific task. They can be found everywhere. An whashing machine and computer-controlled air conditioning unit are examples of embedded systems. <text:span text:style-name="T1">On the other hand a computer allows the user to performe a wide variaty of tasks, the user can choose the task he want. Computers not only can run programs but can also be programmed to performe new tasks.</text:span></text:p>
      <text:p text:style-name="P2"/>
      <text:p text:style-name="P5">3- The most common transitor technology is the MOSFET technology.<text:span text:style-name="T2">The length of a single transistor is approximately 7nm and it’s possible to have bilions on a single chip.</text:span></text:p>
      <text:p text:style-name="P6"/>
      <text:p text:style-name="P4"/>
      <text:p text:style-name="P3">4-</text:p>
      <text:p text:style-name="P3"><draw:frame draw:style-name="fr1" draw:name="Objeto3" text:anchor-type="paragraph" svg:x="0.222cm" svg:y="0.104cm" svg:width="15.764cm" svg:height="0.905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/>
      <text:p text:style-name="P3"/>
      <text:p text:style-name="P7">5- Revenue Loss = <draw:frame draw:style-name="fr2" draw:name="Objeto4" text:anchor-type="as-char" svg:y="-0.984cm" svg:width="10.148cm" svg:height="1.279cm" draw:z-index="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adrã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dimensão" style:display-name="Linha de dimensã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os_20_de_20_fundo" style:display-name="Objetos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ópicos_20_1" style:display-name="Tópicos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ópicos_20_2" style:display-name="Tópicos 2" style:family="paragraph" style:parent-style-name="Tópicos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ópicos_20_3" style:display-name="Tópicos 3" style:family="paragraph" style:parent-style-name="Tópicos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4" style:display-name="Tópicos 4" style:family="paragraph" style:parent-style-name="Tópicos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5" style:display-name="Tópicos 5" style:family="paragraph" style:parent-style-name="Tópicos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6" style:display-name="Tópicos 6" style:family="paragraph" style:parent-style-name="Tópicos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7" style:display-name="Tópicos 7" style:family="paragraph" style:parent-style-name="Tópicos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8" style:display-name="Tópicos 8" style:family="paragraph" style:parent-style-name="Tópicos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9" style:display-name="Tópicos 9" style:family="paragraph" style:parent-style-name="Tópicos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_2b__20_Content_7e_LT_7e_Gliederung_20_1" style:display-name="Title + Conten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_2b__20_Content_7e_LT_7e_Gliederung_20_2" style:display-name="Title + Content~LT~Gliederung 2" style:family="paragraph" style:parent-style-name="Title_20__2b__20_Content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_2b__20_Content_7e_LT_7e_Gliederung_20_3" style:display-name="Title + Content~LT~Gliederung 3" style:family="paragraph" style:parent-style-name="Title_20__2b__20_Content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Content_7e_LT_7e_Gliederung_20_4" style:display-name="Title + Content~LT~Gliederung 4" style:family="paragraph" style:parent-style-name="Title_20__2b__20_Content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Content_7e_LT_7e_Gliederung_20_5" style:display-name="Title + Content~LT~Gliederung 5" style:family="paragraph" style:parent-style-name="Title_20__2b__20_Content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Content_7e_LT_7e_Gliederung_20_6" style:display-name="Title + Content~LT~Gliederung 6" style:family="paragraph" style:parent-style-name="Title_20__2b__20_Content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Content_7e_LT_7e_Gliederung_20_7" style:display-name="Title + Content~LT~Gliederung 7" style:family="paragraph" style:parent-style-name="Title_20__2b__20_Content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Content_7e_LT_7e_Gliederung_20_8" style:display-name="Title + Content~LT~Gliederung 8" style:family="paragraph" style:parent-style-name="Title_20__2b__20_Content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Content_7e_LT_7e_Gliederung_20_9" style:display-name="Title + Content~LT~Gliederung 9" style:family="paragraph" style:parent-style-name="Title_20__2b__20_Content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Content_7e_LT_7e_Titel" style:display-name="Title + Conten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_2b__20_Content_7e_LT_7e_Untertitel" style:display-name="Title +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_2b__20_Content_7e_LT_7e_Notizen" style:display-name="Title + 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_2b__20_Content_7e_LT_7e_Hintergrundobjekte" style:display-name="Title +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_2b__20_Content_7e_LT_7e_Hintergrund" style:display-name="Title +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6:36:22.641759398</meta:creation-date>
    <dc:date>2019-10-04T00:17:50.751849675</dc:date>
    <meta:editing-duration>PT19M7S</meta:editing-duration>
    <meta:editing-cycles>3</meta:editing-cycles>
    <meta:generator>LibreOffice/6.0.7.3$Linux_X86_64 LibreOffice_project/00m0$Build-3</meta:generator>
    <meta:document-statistic meta:table-count="0" meta:image-count="0" meta:object-count="4" meta:page-count="1" meta:paragraph-count="7" meta:word-count="120" meta:character-count="732" meta:non-whitespace-character-count="6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NRE</text:p>
          </table:table-cell>
          <table:table-cell table:style-name="ce5" office:value-type="string" calcext:value-type="string">
            <text:p>UC</text:p>
          </table:table-cell>
          <table:table-cell table:style-name="ce5" office:value-type="string" calcext:value-type="string">
            <text:p>Selling Price</text:p>
          </table:table-cell>
        </table:table-row>
        <table:table-row table:style-name="ro1">
          <table:table-cell/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-00-0000</text:date>, <text:time style:data-style-name="N2" text:time-value="16:36:49.4006245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Sale units</text:p>
          </table:table-cell>
          <table:table-cell table:style-name="ce5" office:value-type="string" calcext:value-type="string">
            <text:p>Sales</text:p>
          </table:table-cell>
          <table:table-cell table:style-name="ce5" office:value-type="string" calcext:value-type="string">
            <text:p>Costs</text:p>
          </table:table-cell>
          <table:table-cell table:style-name="ce5" office:value-type="string" calcext:value-type="string">
            <text:p>Profit</text:p>
          </table:table-cell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3000" calcext:value-type="float">
            <text:p>3000</text:p>
          </table:table-cell>
          <table:table-cell table:style-name="ce6" table:formula="of:=[.C6]-[.D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300000" calcext:value-type="float">
            <text:p>300000</text:p>
          </table:table-cell>
          <table:table-cell table:style-name="ce6" office:value-type="float" office:value="102000" calcext:value-type="float">
            <text:p>102000</text:p>
          </table:table-cell>
          <table:table-cell table:style-name="ce6" table:formula="of:=[.C7]-[.D7]" office:value-type="float" office:value="198000" calcext:value-type="float">
            <text:p>19800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-00-0000</text:date>, <text:time style:data-style-name="N2" text:time-value="16:37:03.9460569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23">
      <style:table-cell-properties fo:border="0.74pt solid #000000"/>
    </style:style>
    <style:style style:name="ce4" style:family="table-cell" style:parent-style-name="Default" style:data-style-name="N3">
      <style:table-cell-properties fo:border="0.74pt solid #000000"/>
    </style:style>
    <style:style style:name="ce9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 style:data-style-name="N123">
      <style:table-cell-properties fo:border="0.74pt solid #000000"/>
    </style:style>
    <style:style style:name="ce12" style:family="table-cell" style:parent-style-name="Default" style:data-style-name="N3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 table:number-rows-repeated="17"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Selling price($)</text:p>
          </table:table-cell>
          <table:table-cell table:style-name="ce9" office:value-type="string" calcext:value-type="string">
            <text:p>Unitary cost($)</text:p>
          </table:table-cell>
          <table:table-cell table:style-name="ce9" office:value-type="string" calcext:value-type="string">
            <text:p>Profit Margin</text:p>
          </table:table-cell>
          <table:table-cell table:style-name="ce9" office:value-type="string" calcext:value-type="string">
            <text:p>Units </text:p>
          </table:table-cell>
          <table:table-cell table:style-name="ce9" office:value-type="string" calcext:value-type="string">
            <text:p>NRE($)</text:p>
          </table:table-cell>
        </table:table-row>
        <table:table-row table:style-name="ro1">
          <table:table-cell/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0.3" calcext:value-type="float">
            <text:p>0,3</text:p>
          </table:table-cell>
          <table:table-cell table:style-name="ce11" office:value-type="float" office:value="1000000" calcext:value-type="float">
            <text:p>1 000 000</text:p>
          </table:table-cell>
          <table:table-cell table:style-name="ce12" table:formula="of:=-([.D19]*[.E19]*[.B19] - [.B19]*[.E19]+[.C19]*[.E19])" office:value-type="float" office:value="200000000" calcext:value-type="float">
            <text:p>200 000 00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  <number:text> </number:text>
    </number:number-style>
    <number:number-style style:name="N122">
      <number:number number:decimal-places="3" loext:min-decimal-places="3" number:min-integer-digits="0" number:grouping="true"/>
    </number:number-style>
    <number:number-style style:name="N123">
      <number:number number:decimal-places="0" loext:min-decimal-places="0" number:min-integer-digits="0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-00-0000</text:date>, <text:time style:data-style-name="N2" text:time-value="17:10:03.1456963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math xmlns="http://www.w3.org/1998/Math/MathML" display="block">
  <semantics>
    <mrow>
      <mrow>
        <mfrac>
          <mrow>
            <mi>W</mi>
            <mo stretchy="false">∗</mo>
            <mi>H</mi>
          </mrow>
          <mn>2</mn>
        </mfrac>
        <mo stretchy="false">−</mo>
        <mrow>
          <mo fence="true" stretchy="false">(</mo>
          <mrow>
            <mrow>
              <mfrac>
                <mrow>
                  <mfrac>
                    <mi>H</mi>
                    <mn>2</mn>
                  </mfrac>
                  <mo stretchy="false">∗</mo>
                  <mfrac>
                    <mi>W</mi>
                    <mn>4</mn>
                  </mfrac>
                </mrow>
                <mn>2</mn>
              </mfrac>
              <mo stretchy="false">+</mo>
              <mfrac>
                <mrow>
                  <mfrac>
                    <mi>H</mi>
                    <mn>2</mn>
                  </mfrac>
                  <mo stretchy="false">∗</mo>
                  <mfrac>
                    <mi>W</mi>
                    <mn>2</mn>
                  </mfrac>
                </mrow>
                <mn>2</mn>
              </mfrac>
            </mrow>
          </mrow>
          <mo fence="true" stretchy="false">)</mo>
        </mrow>
      </mrow>
      <mo stretchy="false">=</mo>
      <mrow>
        <mfrac>
          <mrow>
            <mn>8</mn>
            <mrow>
              <mi>W</mi>
              <mo stretchy="false">∗</mo>
              <mi>H</mi>
            </mrow>
          </mrow>
          <mn>16</mn>
        </mfrac>
        <mo stretchy="false">−</mo>
        <mfrac>
          <mrow>
            <mn>3</mn>
            <mrow>
              <mi>W</mi>
              <mo stretchy="false">∗</mo>
              <mi>H</mi>
            </mrow>
          </mrow>
          <mn>16</mn>
        </mfrac>
      </mrow>
      <mo stretchy="false">=</mo>
      <mfrac>
        <mrow>
          <mn>5</mn>
          <mrow>
            <mi>W</mi>
            <mo stretchy="false">∗</mo>
            <mi>H</mi>
          </mrow>
        </mrow>
        <mn>16</mn>
      </mfrac>
    </mrow>
    <annotation encoding="StarMath 5.0">
{W  *  H} over {2} -( { {H} over {2}  * {{W} over {4} }  } over {2} + { {H} over {2}  * {{W} over {2}}  } over {2}  ) = {8 W * H } over {16} - {3W * H } over {16} = {5 W * H } over {16} </annotation>
  </semantics>
</math>
</file>